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08164e" officeooo:paragraph-rsid="0008164e"/>
    </style:style>
    <style:style style:name="P3" style:family="paragraph" style:parent-style-name="Standard">
      <style:paragraph-properties fo:text-align="center" style:justify-single-word="false"/>
      <style:text-properties officeooo:rsid="0008164e" officeooo:paragraph-rsid="0008164e"/>
    </style:style>
    <style:style style:name="P4" style:family="paragraph" style:parent-style-name="Standard">
      <style:text-properties officeooo:rsid="0008164e" officeooo:paragraph-rsid="000ea884"/>
    </style:style>
    <style:style style:name="P5" style:family="paragraph" style:parent-style-name="Standard">
      <style:text-properties officeooo:rsid="0008164e" officeooo:paragraph-rsid="0013c2ce"/>
    </style:style>
    <style:style style:name="P6" style:family="paragraph" style:parent-style-name="Standard">
      <style:text-properties officeooo:rsid="0008164e" officeooo:paragraph-rsid="0014058c"/>
    </style:style>
    <style:style style:name="P7" style:family="paragraph" style:parent-style-name="Standard">
      <style:text-properties fo:font-style="italic" officeooo:rsid="0008164e" officeooo:paragraph-rsid="0008164e" style:font-style-asian="italic" style:font-style-complex="italic"/>
    </style:style>
    <style:style style:name="P8" style:family="paragraph" style:parent-style-name="Standard">
      <style:text-properties officeooo:rsid="000cc54f" officeooo:paragraph-rsid="000cc54f"/>
    </style:style>
    <style:style style:name="P9" style:family="paragraph" style:parent-style-name="Standard">
      <style:text-properties officeooo:rsid="000ea884" officeooo:paragraph-rsid="000ea884"/>
    </style:style>
    <style:style style:name="P10" style:family="paragraph" style:parent-style-name="Standard" style:list-style-name="L1">
      <style:text-properties officeooo:rsid="000ea884" officeooo:paragraph-rsid="000ea884"/>
    </style:style>
    <style:style style:name="P11" style:family="paragraph" style:parent-style-name="Standard">
      <style:text-properties officeooo:rsid="000ea884" officeooo:paragraph-rsid="0016da89"/>
    </style:style>
    <style:style style:name="P12" style:family="paragraph" style:parent-style-name="Standard" style:list-style-name="L2">
      <style:text-properties officeooo:rsid="000f884a" officeooo:paragraph-rsid="000f884a"/>
    </style:style>
    <style:style style:name="P13" style:family="paragraph" style:parent-style-name="Standard">
      <style:text-properties officeooo:rsid="000f884a" officeooo:paragraph-rsid="00117123"/>
    </style:style>
    <style:style style:name="P14" style:family="paragraph" style:parent-style-name="Standard">
      <style:text-properties officeooo:rsid="000f884a" officeooo:paragraph-rsid="0017cd95"/>
    </style:style>
    <style:style style:name="P15" style:family="paragraph" style:parent-style-name="Standard">
      <style:text-properties officeooo:rsid="0013c2ce" officeooo:paragraph-rsid="00117123"/>
    </style:style>
    <style:style style:name="P16" style:family="paragraph" style:parent-style-name="Standard">
      <style:text-properties officeooo:rsid="00150369" officeooo:paragraph-rsid="00150369"/>
    </style:style>
    <style:style style:name="P17" style:family="paragraph" style:parent-style-name="Standard">
      <style:text-properties officeooo:rsid="0017cd95" officeooo:paragraph-rsid="0017cd95"/>
    </style:style>
    <style:style style:name="P18" style:family="paragraph" style:parent-style-name="Standard">
      <style:text-properties officeooo:rsid="001978fa" officeooo:paragraph-rsid="001978fa"/>
    </style:style>
    <style:style style:name="P19" style:family="paragraph" style:parent-style-name="Standard" style:list-style-name="L2">
      <style:text-properties officeooo:rsid="001978fa" officeooo:paragraph-rsid="001978fa"/>
    </style:style>
    <style:style style:name="P20" style:family="paragraph" style:parent-style-name="Title">
      <style:text-properties style:font-name="Liberation Sans" fo:font-size="28pt" fo:font-weight="bold" officeooo:rsid="000b2e79" officeooo:paragraph-rsid="000b2e79" style:font-name-asian="PingFang SC" style:font-size-asian="28pt" style:font-weight-asian="bold" style:font-name-complex="Arial Unicode MS" style:font-size-complex="28pt" style:font-weight-complex="bold"/>
    </style:style>
    <style:style style:name="T1" style:family="text">
      <style:text-properties officeooo:rsid="000b7f44"/>
    </style:style>
    <style:style style:name="T2" style:family="text">
      <style:text-properties style:text-position="super 58%" officeooo:rsid="000b7f44"/>
    </style:style>
    <style:style style:name="T3" style:family="text">
      <style:text-properties style:text-position="super 58%" officeooo:rsid="0013c2ce"/>
    </style:style>
    <style:style style:name="T4" style:family="text">
      <style:text-properties style:text-position="super 58%" officeooo:rsid="000cc54f"/>
    </style:style>
    <style:style style:name="T5" style:family="text">
      <style:text-properties style:text-position="super 58%" officeooo:rsid="0017cd95"/>
    </style:style>
    <style:style style:name="T6" style:family="text">
      <style:text-properties officeooo:rsid="000cc54f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0ea884"/>
    </style:style>
    <style:style style:name="T9" style:family="text">
      <style:text-properties officeooo:rsid="000f884a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0b7f44"/>
    </style:style>
    <style:style style:name="T12" style:family="text">
      <style:text-properties style:text-position="0% 100%" officeooo:rsid="0014058c"/>
    </style:style>
    <style:style style:name="T13" style:family="text">
      <style:text-properties style:text-position="0% 100%" officeooo:rsid="0017cd95"/>
    </style:style>
    <style:style style:name="T14" style:family="text">
      <style:text-properties style:text-position="0% 100%" officeooo:rsid="0019e652"/>
    </style:style>
    <style:style style:name="T15" style:family="text">
      <style:text-properties officeooo:rsid="00117123"/>
    </style:style>
    <style:style style:name="T16" style:family="text">
      <style:text-properties officeooo:rsid="0013c2ce"/>
    </style:style>
    <style:style style:name="T17" style:family="text">
      <style:text-properties officeooo:rsid="0014058c"/>
    </style:style>
    <style:style style:name="T18" style:family="text">
      <style:text-properties officeooo:rsid="00150369"/>
    </style:style>
    <style:style style:name="T19" style:family="text">
      <style:text-properties officeooo:rsid="0017cd95"/>
    </style:style>
    <style:style style:name="T20" style:family="text">
      <style:text-properties fo:font-weight="bold" officeooo:rsid="0017cd95" style:font-weight-asian="bold" style:font-weight-complex="bold"/>
    </style:style>
    <style:style style:name="T21" style:family="text">
      <style:text-properties officeooo:rsid="001978fa"/>
    </style:style>
    <style:style style:name="T22" style:family="text">
      <style:text-properties officeooo:rsid="0019e65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Binary <text:span text:style-name="T6">Lebesgue </text:span>Measures</text:p>
      <text:p text:style-name="P3">by Sven Nilsen, 2024</text:p>
      <text:p text:style-name="P2"/>
      <text:p text:style-name="P7">In this paper I <text:span text:style-name="T1">introduce binary </text:span><text:span text:style-name="T6">Lebesgue </text:span><text:span text:style-name="T1">measures, </text:span><text:span text:style-name="T22">which can be used to pose standard problems</text:span><text:span text:style-name="T1">.</text:span></text:p>
      <text:p text:style-name="P2"/>
      <text:p text:style-name="P11">A Lebesgue measure<text:span text:style-name="T4"><text:reference-ref text:reference-format="text" text:ref-name="lebesgue measure">[1]</text:reference-ref></text:span> is a standard way to measure subsets of n-dimensional Euclidean space:</text:p>
      <text:p text:style-name="P9"/>
      <text:list xml:id="list1524620634" text:style-name="L1">
        <text:list-item>
          <text:p text:style-name="P10">The Lebesgue measure of a line is length</text:p>
        </text:list-item>
        <text:list-item>
          <text:p text:style-name="P10">The Lebesgue measure of a rectangle or flat disc is area</text:p>
        </text:list-item>
        <text:list-item>
          <text:p text:style-name="P10">The Lebesgue measure of a cube or sphere is volume</text:p>
        </text:list-item>
      </text:list>
      <text:p text:style-name="P8"/>
      <text:p text:style-name="P8">A binary Lebesgue measure `f` is a function of some type `T`, that computes two real numbers <text:span text:style-name="T17">for some inputs</text:span> such that their sum equals <text:span text:style-name="T8">the</text:span> <text:span text:style-name="T8">output of some </text:span>Lebesgue measure `<text:span text:style-name="T8">h</text:span>` <text:span text:style-name="T9">of some type `U` that is generated by </text:span><text:span text:style-name="T19">a partial normal path, using </text:span><text:span text:style-name="T9">some function `g`</text:span>:</text:p>
      <text:p text:style-name="P4"><text:line-break/><text:tab/><text:span text:style-name="T6">f</text:span><text:span text:style-name="T8">[g → </text:span><text:span text:style-name="T17">map(</text:span><text:span text:style-name="T8">add</text:span><text:span text:style-name="T17">)</text:span><text:span text:style-name="T8">]</text:span><text:span text:style-name="T6"> =&gt; </text:span><text:span text:style-name="T17">some(</text:span><text:span text:style-name="T8">h</text:span><text:span text:style-name="T17">)</text:span><text:line-break/></text:p>
      <text:p text:style-name="P5"><text:tab/><text:span text:style-name="T1">f : T → </text:span><text:span text:style-name="T17">opt[</text:span><text:span text:style-name="T1">ℝ</text:span><text:span text:style-name="T2">2</text:span><text:span text:style-name="T12">]</text:span><text:span text:style-name="T11"><text:tab/></text:span><text:span text:style-name="T6">g : T → </text:span><text:span text:style-name="T8">U<text:tab/>h : </text:span><text:span text:style-name="T9">U</text:span><text:span text:style-name="T8"> → </text:span><text:span text:style-name="T1">ℝ<text:line-break/><text:line-break/><text:tab/></text:span><text:span text:style-name="T17">map</text:span><text:span text:style-name="T16"> : (</text:span><text:span text:style-name="T1">ℝ</text:span><text:span text:style-name="T3">2</text:span><text:span text:style-name="T16"> → </text:span><text:span text:style-name="T1">ℝ</text:span><text:span text:style-name="T16">) → (opt[</text:span><text:span text:style-name="T1">ℝ</text:span><text:span text:style-name="T3">2</text:span><text:span text:style-name="T16">] → opt[</text:span><text:span text:style-name="T1">ℝ</text:span><text:span text:style-name="T16">])</text:span></text:p>
      <text:p text:style-name="P6"><text:tab/><text:span text:style-name="T17">some : (U → </text:span><text:span text:style-name="T1">ℝ</text:span><text:span text:style-name="T17">) → (U → opt[</text:span><text:span text:style-name="T1">ℝ</text:span><text:span text:style-name="T17">])</text:span></text:p>
      <text:p text:style-name="P2"/>
      <text:p text:style-name="P16">Here, `=&gt;` <text:span text:style-name="T19">a monadic subset</text:span><text:span text:style-name="T5"><text:reference-ref text:reference-format="text" text:ref-name="monadic subsets">[2]</text:reference-ref></text:span><text:span text:style-name="T13"> and `map` and `some` are default operators on option types</text:span><text:span text:style-name="T19">.</text:span></text:p>
      <text:p text:style-name="P2"/>
      <text:p text:style-name="P14">For example, when splitting a sphere using a flat plane, <text:span text:style-name="T15">the sum of the area of the two halves equals the area of the sphere. Here, `T = (sphere, plane)` and `U = sphere`. </text:span><text:span text:style-name="T19">However, there are two natural ways of implementing a such algorithm.<text:line-break/><text:line-break/></text:span><text:span text:style-name="T20">A:</text:span><text:span text:style-name="T19"> </text:span><text:span text:style-name="T17">If the plane does not intersect the sphere, then one can assign area `0` to one half. </text:span><text:span text:style-name="T19">This will hold for all inputs.<text:line-break/><text:line-break/></text:span><text:span text:style-name="T20">B:</text:span><text:span text:style-name="T19"> If the plane does not intersect the sphere, then</text:span><text:span text:style-name="T17"> one can return `none()`. </text:span><text:span text:style-name="T19">One</text:span><text:span text:style-name="T18"> only assign</text:span><text:span text:style-name="T19">s</text:span><text:span text:style-name="T18"> area `0` to one half when the plane intersects the sphere at exactly one point.</text:span></text:p>
      <text:p text:style-name="P14"/>
      <text:p text:style-name="P14"><text:span text:style-name="T18">Either implementation, </text:span><text:span text:style-name="T19">both A and B,</text:span><text:span text:style-name="T18"> </text:span><text:span text:style-name="T19">can be called a</text:span><text:span text:style-name="T18"> binary Lebesgue measure. </text:span><text:span text:style-name="T19">In either case the Lebesgue measure is the area of a sphere.</text:span></text:p>
      <text:p text:style-name="P9"/>
      <text:p text:style-name="P18">When splitting a sphere and calculating the area of each half, there exists a binary Lebesgue measure for every way of assigning the two areas to a tuple <text:span text:style-name="T22">e.g. </text:span>`(area1, area2)`. So, there are possibly infinitely many binary Lebesgue measures for some Lebesgue measure.</text:p>
      <text:p text:style-name="P9"/>
      <text:p text:style-name="P9">The motivation of binary Lebesgue measure<text:span text:style-name="T9">s</text:span> is to pose <text:span text:style-name="T9">standard </text:span>problem<text:span text:style-name="T9">s</text:span> <text:span text:style-name="T22">which solutions</text:span> require understanding of the underlying semantics of <text:span text:style-name="T9">Lebesgue measures in terms of binary set operators:</text:span></text:p>
      <text:p text:style-name="P9"/>
      <text:list xml:id="list913489137" text:style-name="L2">
        <text:list-item>
          <text:p text:style-name="P12">Splitting</text:p>
        </text:list-item>
        <text:list-item>
          <text:p text:style-name="P12">Union, Intersection <text:span text:style-name="T21">and Subtraction</text:span></text:p>
        </text:list-item>
        <text:list-item>
          <text:p text:style-name="P19">Transformations with invariants</text:p>
        </text:list-item>
      </text:list>
      <text:p text:style-name="P15"><text:span text:style-name="T10"/></text:p>
      <text:p text:style-name="P18"><text:span text:style-name="T10">The minimum data structure</text:span><text:span text:style-name="T14">s</text:span><text:span text:style-name="T10"> </text:span><text:span text:style-name="T14">needed</text:span><text:span text:style-name="T10"> to solve </text:span><text:span text:style-name="T14">these</text:span><text:span text:style-name="T10"> problem</text:span><text:span text:style-name="T14">s</text:span><text:span text:style-name="T10"> correspond to optimal representations.</text:span></text:p>
      <text:h text:style-name="P1" text:outline-level="3">References</text:h>
      <text:p text:style-name="P8"/>
      <text:p text:style-name="P8"><text:reference-mark-start text:name="lebesgue measure"/>[1]<text:reference-mark-end text:name="lebesgue measure"/><text:tab/>“Lebesgue measure”</text:p>
      <text:p text:style-name="P8"><text:tab/>Wikipedia</text:p>
      <text:p text:style-name="P8"><text:tab/><text:a xlink:type="simple" xlink:href="https://en.wikipedia.org/wiki/Lebesgue_measure" text:style-name="Internet_20_link" text:visited-style-name="Visited_20_Internet_20_Link"><text:span text:style-name="T7">https://en.wikipedia.org/wiki/Lebesgue_measure</text:span></text:a></text:p>
      <text:p text:style-name="P8"/>
      <text:p text:style-name="P17"><text:reference-mark-start text:name="monadic subsets"/>[2]<text:reference-mark-end text:name="monadic subsets"/><text:tab/>“Monadic Subsets”</text:p>
      <text:p text:style-name="P17"><text:tab/>Sven Nilsen, 2024</text:p>
      <text:p text:style-name="P17"><text:tab/><text:a xlink:type="simple" xlink:href="https://github.com/advancedresearch/path_semantics/blob/master/papers-wip2/monadic-subsets.pdf" text:style-name="Internet_20_link" text:visited-style-name="Visited_20_Internet_20_Link"><text:span text:style-name="T7">https://github.com/advancedresearch/path_semantics/blob/master/papers-wip2/monadic-subsets.pdf</text:span></text:a>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12-07T08:57:37.366438930</meta:creation-date>
    <dc:date>2024-12-07T16:07:14.113606216</dc:date>
    <meta:editing-duration>PT8M30S</meta:editing-duration>
    <meta:editing-cycles>1</meta:editing-cycles>
    <meta:document-statistic meta:table-count="0" meta:image-count="0" meta:object-count="0" meta:page-count="2" meta:paragraph-count="27" meta:word-count="405" meta:character-count="2397" meta:non-whitespace-character-count="2012"/>
    <meta:generator>LibreOffice/7.2.2.2$MacOSX_X86_64 LibreOffice_project/02b2acce88a210515b4a5bb2e46cbfb63fe97d56</meta:generator>
  </office:meta>
</office:document-meta>
</file>